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draw:fill-color="#012269" draw:textarea-horizontal-align="justify" draw:textarea-vertical-align="middle" draw:auto-grow-height="false" fo:min-height="21.975cm" fo:min-width="44.5cm" loext:decorative="false"/>
    </style:style>
    <style:style style:name="gr2" style:family="graphic" style:parent-style-name="standard">
      <style:graphic-properties draw:stroke="none" draw:fill="gradient" draw:fill-gradient-name="Gradient_20_27" draw:textarea-horizontal-align="justify" draw:textarea-vertical-align="middle" draw:auto-grow-height="false" fo:min-height="21.975cm" fo:min-width="34.5cm" loext:decorative="false"/>
    </style:style>
    <style:style style:name="gr3" style:family="graphic">
      <style:graphic-properties style:writing-mode="lr-tb" loext:decorative="false"/>
    </style:style>
    <style:style style:name="gr4" style:family="graphic" style:parent-style-name="standard">
      <style:graphic-properties draw:stroke="none" draw:fill="gradient" draw:fill-color="#99a6c3" draw:fill-gradient-name="Gradient_20_24" draw:textarea-horizontal-align="justify" draw:textarea-vertical-align="middle" draw:auto-grow-height="false" fo:min-height="8.956cm" fo:min-width="8.993cm" loext:decorative="false"/>
    </style:style>
    <style:style style:name="gr5" style:family="graphic" style:parent-style-name="standard">
      <style:graphic-properties draw:stroke="none" draw:fill="solid" draw:fill-color="#012269" draw:textarea-vertical-align="middle" loext:decorative="false"/>
    </style:style>
    <style:style style:name="gr6" style:family="graphic" style:parent-style-name="standard">
      <style:graphic-properties draw:stroke="none" draw:fill="solid" draw:fill-color="#ffffff" draw:textarea-horizontal-align="justify" draw:textarea-vertical-align="middle" draw:auto-grow-height="false" fo:min-height="3.254cm" fo:min-width="3.004cm" loext:decorative="false"/>
    </style:style>
    <style:style style:name="gr7" style:family="graphic" style:parent-style-name="standard">
      <style:graphic-properties draw:stroke="none" svg:stroke-width="0.1cm" svg:stroke-color="#ffffff" draw:marker-start-width="0.5cm" draw:marker-end-width="0.5cm" draw:stroke-linejoin="miter" draw:fill="solid" draw:fill-color="#012269" draw:textarea-horizontal-align="center" draw:textarea-vertical-align="middle" loext:decorative="false"/>
    </style:style>
    <style:style style:name="gr8" style:family="graphic" style:parent-style-name="objectwithoutfill">
      <style:graphic-properties draw:stroke="none" svg:stroke-width="0.1cm" svg:stroke-color="#ffffff" draw:marker-start-width="0.35cm" draw:marker-end-width="0.35cm" draw:stroke-linejoin="miter" svg:stroke-linecap="square" draw:fill="solid" draw:fill-color="#ff950e" draw:textarea-horizontal-align="center" draw:textarea-vertical-align="middle" fo:padding-top="0.175cm" fo:padding-bottom="0.175cm" fo:padding-left="0.3cm" fo:padding-right="0.3cm" loext:decorative="false"/>
    </style:style>
    <style:style style:name="gr9" style:family="graphic" style:parent-style-name="standard">
      <style:graphic-properties draw:stroke="none" draw:fill-color="#ff950e" draw:textarea-horizontal-align="justify" draw:textarea-vertical-align="middle" draw:auto-grow-height="false" fo:min-height="0.178cm" fo:min-width="0.514cm" loext:decorative="false"/>
    </style:style>
    <style:style style:name="gr10" style:family="graphic" style:parent-style-name="standard">
      <style:graphic-properties draw:stroke="none" draw:fill-color="#ff950e" draw:textarea-horizontal-align="justify" draw:textarea-vertical-align="middle" draw:auto-grow-height="false" fo:min-height="0.15cm" fo:min-width="1.501cm" loext:decorative="false"/>
    </style:style>
    <style:style style:name="gr11"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4cm" fo:min-width="0.405cm" fo:padding-top="0.336cm" fo:padding-bottom="0.336cm" fo:padding-left="0.461cm" fo:padding-right="0.461cm" loext:decorative="false"/>
    </style:style>
    <style:style style:name="gr12" style:family="graphic" style:parent-style-name="objectwithoutfill">
      <style:graphic-properties draw:stroke="solid" svg:stroke-width="0.423cm" svg:stroke-color="#012269" draw:marker-start-width="0.634cm" draw:marker-end-width="0.634cm" svg:stroke-linecap="round" draw:fill="solid" draw:fill-color="#012269" draw:textarea-vertical-align="middle" fo:padding-top="0.336cm" fo:padding-bottom="0.336cm" fo:padding-left="0.461cm" fo:padding-right="0.461cm" loext:decorative="false"/>
    </style:style>
    <style:style style:name="gr13"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3cm" fo:min-width="0.404cm" fo:padding-top="0.336cm" fo:padding-bottom="0.336cm" fo:padding-left="0.461cm" fo:padding-right="0.461cm" loext:decorative="false"/>
    </style:style>
    <style:style style:name="gr14"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3cm" fo:min-width="0.403cm" fo:padding-top="0.336cm" fo:padding-bottom="0.336cm" fo:padding-left="0.461cm" fo:padding-right="0.461cm" loext:decorative="false"/>
    </style:style>
    <style:style style:name="gr15" style:family="graphic" style:parent-style-name="objectwithoutfill">
      <style:graphic-properties svg:stroke-width="0.423cm" svg:stroke-color="#012269" draw:marker-start-width="0.634cm" draw:marker-end-width="0.634cm" svg:stroke-linecap="round" draw:fill="solid" draw:fill-color="#012269" draw:textarea-vertical-align="middle" fo:padding-top="0.336cm" fo:padding-bottom="0.336cm" fo:padding-left="0.461cm" fo:padding-right="0.461cm" loext:decorative="false"/>
    </style:style>
    <style:style style:name="gr16"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6cm" fo:min-width="0.405cm" fo:padding-top="0.336cm" fo:padding-bottom="0.336cm" fo:padding-left="0.461cm" fo:padding-right="0.461cm" loext:decorative="false"/>
    </style:style>
    <style:style style:name="gr17"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48cm" fo:min-width="0.403cm" fo:padding-top="0.336cm" fo:padding-bottom="0.336cm" fo:padding-left="0.461cm" fo:padding-right="0.461cm" loext:decorative="false"/>
    </style:style>
    <style:style style:name="gr18"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1cm" fo:min-width="0.404cm" fo:padding-top="0.336cm" fo:padding-bottom="0.336cm" fo:padding-left="0.461cm" fo:padding-right="0.461cm" loext:decorative="false"/>
    </style:style>
    <style:style style:name="gr19"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4cm" fo:min-width="0.404cm" fo:padding-top="0.336cm" fo:padding-bottom="0.336cm" fo:padding-left="0.461cm" fo:padding-right="0.461cm" loext:decorative="false"/>
    </style:style>
    <style:style style:name="gr20" style:family="graphic" style:parent-style-name="objectwithoutfill">
      <style:graphic-properties svg:stroke-width="0.423cm" svg:stroke-color="#012269" draw:marker-start-width="0.634cm" draw:marker-end-width="0.634cm" svg:stroke-linecap="round" draw:fill="none" draw:textarea-vertical-align="middle" fo:padding-top="0.334cm" fo:padding-bottom="0.334cm" fo:padding-left="0.459cm" fo:padding-right="0.459cm" loext:decorative="false"/>
    </style:style>
    <style:style style:name="gr21" style:family="graphic" style:parent-style-name="standard">
      <style:graphic-properties draw:stroke="none" draw:fill="gradient" draw:fill-color="#99a6c3" draw:fill-gradient-name="Gradient_20_24" draw:textarea-horizontal-align="justify" draw:textarea-vertical-align="middle" draw:auto-grow-height="false" fo:min-height="4.323cm" fo:min-width="4.216cm" loext:decorative="false"/>
    </style:style>
    <style:style style:name="gr22" style:family="graphic" style:parent-style-name="standard">
      <style:graphic-properties draw:stroke="none" draw:fill="solid" draw:fill-color="#ffffff" draw:textarea-horizontal-align="justify" draw:textarea-vertical-align="middle" draw:auto-grow-height="false" fo:min-height="1.491cm" fo:min-width="1.241cm" loext:decorative="false"/>
    </style:style>
    <style:style style:name="gr23" style:family="graphic" style:parent-style-name="standard">
      <style:graphic-properties draw:stroke="none" draw:fill-color="#ff950e" draw:textarea-horizontal-align="justify" draw:textarea-vertical-align="middle" draw:auto-grow-height="false" fo:min-height="0cm" fo:min-width="0.004cm" loext:decorative="false"/>
    </style:style>
    <style:style style:name="gr24" style:family="graphic" style:parent-style-name="standard">
      <style:graphic-properties draw:stroke="none" svg:stroke-width="0.212cm" svg:stroke-color="#012269" draw:marker-start-width="0.318cm" draw:marker-end-width="0.318cm" draw:fill="solid" draw:fill-color="#012269" draw:textarea-horizontal-align="justify" draw:textarea-vertical-align="middle" draw:auto-grow-height="false" fo:min-height="0cm" fo:min-width="0cm" fo:padding-top="0.336cm" fo:padding-bottom="0.336cm" fo:padding-left="0.461cm" fo:padding-right="0.461cm" loext:decorative="false"/>
    </style:style>
    <style:style style:name="gr25" style:family="graphic" style:parent-style-name="objectwithoutfill">
      <style:graphic-properties draw:stroke="solid" svg:stroke-width="0.212cm" svg:stroke-color="#012269" draw:marker-start-width="0.318cm" draw:marker-end-width="0.318cm" svg:stroke-linecap="round" draw:fill="solid" draw:fill-color="#012269" draw:textarea-vertical-align="middle" fo:padding-top="0.231cm" fo:padding-bottom="0.231cm" fo:padding-left="0.356cm" fo:padding-right="0.356cm" loext:decorative="false"/>
    </style:style>
    <style:style style:name="gr26" style:family="graphic" style:parent-style-name="standard">
      <style:graphic-properties draw:stroke="none" svg:stroke-width="0.212cm" svg:stroke-color="#012269" draw:marker-start-width="0.317cm" draw:marker-end-width="0.317cm" draw:fill="solid" draw:fill-color="#012269" draw:textarea-horizontal-align="justify" draw:textarea-vertical-align="middle" draw:auto-grow-height="false" fo:min-height="0cm" fo:min-width="0cm" fo:padding-top="0.336cm" fo:padding-bottom="0.336cm" fo:padding-left="0.461cm" fo:padding-right="0.461cm" loext:decorative="false"/>
    </style:style>
    <style:style style:name="gr27" style:family="graphic" style:parent-style-name="objectwithoutfill">
      <style:graphic-properties svg:stroke-width="0.212cm" svg:stroke-color="#012269" draw:marker-start-width="0.317cm" draw:marker-end-width="0.317cm" svg:stroke-linecap="round" draw:fill="solid" draw:fill-color="#012269" draw:textarea-vertical-align="middle" fo:padding-top="0.23cm" fo:padding-bottom="0.23cm" fo:padding-left="0.355cm" fo:padding-right="0.355cm" loext:decorative="false"/>
    </style:style>
    <style:style style:name="gr28" style:family="graphic" style:parent-style-name="objectwithoutfill">
      <style:graphic-properties svg:stroke-width="0.212cm" svg:stroke-color="#012269" draw:marker-start-width="0.318cm" draw:marker-end-width="0.318cm" svg:stroke-linecap="round" draw:fill="solid" draw:fill-color="#012269" draw:textarea-vertical-align="middle" fo:padding-top="0.231cm" fo:padding-bottom="0.231cm" fo:padding-left="0.356cm" fo:padding-right="0.356cm" loext:decorative="false"/>
    </style:style>
    <style:style style:name="gr29" style:family="graphic" style:parent-style-name="objectwithoutfill">
      <style:graphic-properties svg:stroke-width="0.212cm" svg:stroke-color="#012269" draw:marker-start-width="0.318cm" draw:marker-end-width="0.318cm" svg:stroke-linecap="round" draw:fill="none" draw:textarea-vertical-align="middle" fo:padding-top="0.229cm" fo:padding-bottom="0.229cm" fo:padding-left="0.354cm" fo:padding-right="0.354cm" loext:decorative="false"/>
    </style:style>
    <style:style style:name="P1" style:family="paragraph">
      <loext:graphic-properties draw:fill-color="#012269"/>
      <style:paragraph-properties fo:text-align="center"/>
    </style:style>
    <style:style style:name="P2" style:family="paragraph">
      <loext:graphic-properties draw:fill="gradient" draw:fill-gradient-name="Gradient_20_27"/>
      <style:paragraph-properties fo:text-align="center"/>
    </style:style>
    <style:style style:name="P3" style:family="paragraph">
      <loext:graphic-properties draw:fill="gradient" draw:fill-color="#99a6c3" draw:fill-gradient-name="Gradient_20_24"/>
      <style:paragraph-properties fo:text-align="center"/>
    </style:style>
    <style:style style:name="P4" style:family="paragraph">
      <loext:graphic-properties draw:fill="solid" draw:fill-color="#012269"/>
      <style:paragraph-properties fo:text-align="center"/>
    </style:style>
    <style:style style:name="P5" style:family="paragraph">
      <loext:graphic-properties draw:fill="solid" draw:fill-color="#ffffff"/>
      <style:paragraph-properties fo:text-align="center"/>
    </style:style>
    <style:style style:name="P6" style:family="paragraph">
      <loext:graphic-properties draw:fill="solid" draw:fill-color="#ff950e"/>
      <style:paragraph-properties fo:text-align="center"/>
    </style:style>
    <style:style style:name="P7" style:family="paragraph">
      <loext:graphic-properties draw:fill-color="#ff950e"/>
      <style:paragraph-properties fo:text-align="center"/>
    </style:style>
    <style:style style:name="P8"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45cm" svg:height="22.225cm" svg:x="3cm" svg:y="10cm">
          <text:p/>
          <draw:enhanced-geometry svg:viewBox="0 0 21600 21600" draw:type="rectangle" draw:enhanced-path="M 0 0 L 21600 0 21600 21600 0 21600 0 0 Z N"/>
        </draw:custom-shape>
        <draw:custom-shape draw:style-name="gr2" draw:text-style-name="P2" draw:layer="layout" svg:width="35cm" svg:height="22.225cm" svg:x="13cm" svg:y="10cm">
          <text:p/>
          <draw:enhanced-geometry svg:viewBox="0 0 21600 21600" draw:type="rectangle" draw:enhanced-path="M 0 0 L 21600 0 21600 21600 0 21600 0 0 Z N"/>
        </draw:custom-shape>
        <draw:g draw:style-name="gr3">
          <draw:g draw:style-name="gr3">
            <draw:custom-shape draw:style-name="gr4" draw:text-style-name="P3" draw:layer="layout" svg:width="13.423cm" svg:height="13.018cm" svg:x="31.24cm" svg:y="15.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3.633cm" svg:height="5.493cm" svg:x="36.913cm" svg:y="15.791cm" svg:viewBox="0 0 3634 5494" draw:points="1151,524 642,821 508,1352 0,1563 390,1761 77,2055 879,3225 920,4324 1151,4890 1429,5398 1972,5494 2877,4069 3503,3637 3011,3209 3599,3286 3266,2835 3634,2503 2819,1282 2413,467 1563,0">
              <text:p/>
            </draw:polygon>
            <draw:path draw:style-name="gr5" draw:text-style-name="P4" draw:layer="layout" svg:width="2.933cm" svg:height="3.66cm" svg:x="41.685cm" svg:y="22.393cm" svg:viewBox="0 0 2934 3661" svg:d="M805 1398l-687 981-118 684 591 214 604-412 54 796c0 0 432-450 633-751 78-137 413-683 625-1211s246-725 324-1051 103-648 103-648l-742 458-607 374z">
              <text:p/>
            </draw:path>
            <draw:path draw:style-name="gr5" draw:text-style-name="P4" draw:layer="layout" svg:width="2.13cm" svg:height="5.561cm" svg:x="42.528cm" svg:y="17.881cm" svg:viewBox="0 0 2131 5562" svg:d="M627 1666l-134 645 546 627-80 703-546 684 390 236h-115l-688 352 119 649 431-355 566-722 297-160 154 255 137-489 134 275 293-924c0 0-42-584-120-938-133-491-174-707-383-1200s-339-671-493-949l-390-355-467 195z">
              <text:p/>
            </draw:path>
            <draw:polygon draw:style-name="gr5" draw:text-style-name="P4" draw:layer="layout" svg:width="4.426cm" svg:height="2.367cm" svg:x="34.356cm" svg:y="25.594cm" svg:viewBox="0 0 4427 2368" draw:points="0,642 355,1074 668,1368 1253,1582 1333,2090 1822,2368 2666,2074 3426,1915 4171,1566 4427,1173 3113,1016 2800,761 1978,431 1333,332 591,0 80,153">
              <text:p/>
            </draw:polygon>
            <draw:polygon draw:style-name="gr5" draw:text-style-name="P4" draw:layer="layout" svg:width="5.614cm" svg:height="8.767cm" svg:x="31.24cm" svg:y="17.427cm" svg:viewBox="0 0 5615 8768" draw:points="68,5187 255,5853 763,6696 1137,7380 1841,7946 2601,8438 2914,8729 3506,8768 2975,8592 2719,8202 2192,7965 2272,7713 2074,7617 1799,7713 1486,7476 1451,6907 1914,6927 2525,7205 2857,7652 2819,7006 3250,6907 3365,6498 3854,6399 4260,6128 4522,6364 5107,6128 4503,5933 4519,5731 3931,5639 4580,5501 5149,5658 5615,5402 5363,5226 4912,5284 5206,4971 5030,4894 4794,4485 4656,4248 4503,4485 4228,4386 3953,3778 3541,3622 3311,4092 3407,4581 3170,4734 3193,5188 2914,5165 2819,4638 2253,4226 1917,3740 2176,3286 2700,3034 3346,2762 3483,2292 3208,2270 2819,2682 2914,2116 2838,1547 2624,1742 2349,2212 1940,2136 1997,1861 2288,1704 2467,1017 2135,1391 2176,883 1780,959 1722,1413 1348,959 1722,0 1077,646 840,1058 469,1762 224,2525 132,2924 57,3335 3,3864 0,4373 30,4717">
              <text:p/>
            </draw:polygon>
          </draw:g>
          <draw:g draw:style-name="gr3">
            <draw:custom-shape draw:style-name="gr6" draw:text-style-name="P5" draw:layer="layout" svg:width="4.954cm" svg:height="4.954cm" svg:x="36.743cm" svg:y="2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path draw:style-name="gr7" draw:text-style-name="P4" draw:layer="layout" svg:width="1.771cm" svg:height="2.999cm" svg:x="38.949cm" svg:y="22.537cm" svg:viewBox="0 0 1772 3000" svg:d="M1344 1929v-1179l-821 1179zM1344 3000v-643h-1344v-426l1344-1931h423l5 3000z">
                <text:p/>
              </draw:path>
              <draw:path draw:style-name="gr8" draw:text-style-name="P6" draw:layer="layout" svg:width="2.308cm" svg:height="1.713cm" svg:x="37.72cm" svg:y="22.537cm" svg:viewBox="0 0 2309 1714" svg:d="M1 1071h642v-428h-642c0 0-3 53 0-214 4-268 228-429 429-429s1252 0 1879 0c-397 571-1192 1714-1192 1714h-1116z">
                <text:p/>
              </draw:path>
              <draw:custom-shape draw:style-name="gr9" draw:text-style-name="P7" draw:layer="layout" svg:width="1.014cm" svg:height="0.428cm" svg:x="37.721cm" svg:y="24.466cm">
                <text:p/>
                <draw:enhanced-geometry svg:viewBox="0 0 21600 21600" draw:type="rectangle" draw:enhanced-path="M 0 0 L 21600 0 21600 21600 0 21600 0 0 Z N"/>
              </draw:custom-shape>
              <draw:path draw:style-name="gr10" draw:text-style-name="P7" draw:layer="layout" svg:width="2.356cm" svg:height="0.428cm" svg:x="37.72cm" svg:y="25.108cm" svg:viewBox="0 0 2357 429" svg:d="M213 429c0 0-74-10-106-29s-60-46-78-79c-19-32-29-69-29-107 0-7 1-214 1-214h2356v429z">
                <text:p/>
              </draw:path>
            </draw:g>
          </draw:g>
          <draw:g draw:style-name="gr3">
            <draw:custom-shape draw:style-name="gr11" draw:text-style-name="P4" xml:id="id1" draw:id="id1" draw:layer="layout" svg:width="1.279cm" svg:height="1.278cm" svg:x="37.299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4" draw:layer="layout" draw:type="line" svg:x1="37.939cm" svg:y1="12.278cm" svg:x2="36.836cm" svg:y2="13.263cm" draw:start-shape="id1" draw:start-glue-point="8" svg:d="M37939 12278l-1103 985" svg:viewBox="0 0 1104 986">
              <text:p/>
            </draw:connector>
            <draw:connector draw:style-name="gr12" draw:text-style-name="P4" draw:layer="layout" draw:type="line" svg:x1="37.939cm" svg:y1="12.278cm" svg:x2="39.07cm" svg:y2="13.263cm" draw:start-shape="id1" draw:start-glue-point="8" svg:d="M37939 12278l1131 985" svg:viewBox="0 0 1132 986">
              <text:p/>
            </draw:connector>
            <draw:connector draw:style-name="gr12" draw:text-style-name="P4" draw:layer="layout" draw:type="line" svg:x1="37.939cm" svg:y1="12.278cm" svg:x2="37.443cm" svg:y2="14.803cm" draw:start-shape="id1" draw:start-glue-point="8" svg:d="M37939 12278l-496 2525" svg:viewBox="0 0 497 2526">
              <text:p/>
            </draw:connector>
            <draw:connector draw:style-name="gr12" draw:text-style-name="P4" draw:layer="layout" draw:type="line" svg:x1="37.939cm" svg:y1="12.278cm" svg:x2="38.44cm" svg:y2="14.803cm" draw:start-shape="id1" draw:start-glue-point="8" svg:d="M37939 12278l501 2525" svg:viewBox="0 0 502 2526">
              <text:p/>
            </draw:connector>
          </draw:g>
          <draw:g draw:style-name="gr3">
            <draw:custom-shape draw:style-name="gr13" draw:text-style-name="P4" xml:id="id2" draw:id="id2" draw:layer="layout" svg:width="1.278cm" svg:height="1.277cm" draw:transform="rotate (-0.315031929984978) translate (40.86cm 11.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4" draw:layer="layout" draw:type="line" svg:x1="41.071cm" svg:y1="12.784cm" svg:x2="39.722cm" svg:y2="13.381cm" draw:start-shape="id2" draw:start-glue-point="8" svg:d="M41071 12784l-1349 597" svg:viewBox="0 0 1350 598">
              <text:p/>
            </draw:connector>
            <draw:connector draw:style-name="gr12" draw:text-style-name="P4" draw:layer="layout" draw:type="line" svg:x1="41.071cm" svg:y1="12.784cm" svg:x2="41.848cm" svg:y2="14.072cm" draw:start-shape="id2" draw:start-glue-point="8" svg:d="M41071 12784l777 1288" svg:viewBox="0 0 778 1289">
              <text:p/>
            </draw:connector>
            <draw:connector draw:style-name="gr12" draw:text-style-name="P4" draw:layer="layout" draw:type="line" svg:x1="41.071cm" svg:y1="12.784cm" svg:x2="39.824cm" svg:y2="15.034cm" draw:start-shape="id2" draw:start-glue-point="8" svg:d="M41071 12784l-1247 2250" svg:viewBox="0 0 1248 2251">
              <text:p/>
            </draw:connector>
            <draw:connector draw:style-name="gr12" draw:text-style-name="P4" draw:layer="layout" draw:type="line" svg:x1="41.071cm" svg:y1="12.784cm" svg:x2="40.771cm" svg:y2="15.34cm" draw:start-shape="id2" draw:start-glue-point="8" svg:d="M41071 12784l-300 2556" svg:viewBox="0 0 301 2557">
              <text:p/>
            </draw:connector>
          </draw:g>
          <draw:g draw:style-name="gr3">
            <draw:custom-shape draw:style-name="gr14" draw:text-style-name="P4" xml:id="id3" draw:id="id3" draw:layer="layout" svg:width="1.277cm" svg:height="1.277cm" draw:transform="rotate (-0.647168086639497) translate (44.165cm 12.8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 draw:text-style-name="P4" draw:layer="layout" draw:type="line" svg:x1="43.905cm" svg:y1="14.256cm" svg:x2="42.433cm" svg:y2="14.382cm" draw:start-shape="id3" draw:start-glue-point="8" svg:d="M43905 14256l-1472 126" svg:viewBox="0 0 1473 127">
              <text:p/>
            </draw:connector>
            <draw:connector draw:style-name="gr15" draw:text-style-name="P4" draw:layer="layout" draw:type="line" svg:x1="43.905cm" svg:y1="14.256cm" svg:x2="44.216cm" svg:y2="15.724cm" draw:start-shape="id3" draw:start-glue-point="8" svg:d="M43905 14256l311 1468" svg:viewBox="0 0 312 1469">
              <text:p/>
            </draw:connector>
            <draw:connector draw:style-name="gr15" draw:text-style-name="P4" draw:layer="layout" draw:type="line" svg:x1="43.905cm" svg:y1="14.256cm" svg:x2="41.991cm" svg:y2="15.976cm" draw:start-shape="id3" draw:start-glue-point="8" svg:d="M43905 14256l-1914 1720" svg:viewBox="0 0 1915 1721">
              <text:p/>
            </draw:connector>
            <draw:connector draw:style-name="gr15" draw:text-style-name="P4" draw:layer="layout" draw:type="line" svg:x1="43.905cm" svg:y1="14.256cm" svg:x2="42.784cm" svg:y2="16.577cm" draw:start-shape="id3" draw:start-glue-point="8" svg:d="M43905 14256l-1121 2321" svg:viewBox="0 0 1122 2322">
              <text:p/>
            </draw:connector>
          </draw:g>
          <draw:g draw:style-name="gr3">
            <draw:custom-shape draw:style-name="gr16" draw:text-style-name="P4" xml:id="id4" draw:id="id4" draw:layer="layout" svg:width="1.279cm" svg:height="1.28cm" draw:transform="skewX (-0.000698131700797634) rotate (-1.03044239037745) translate (46.866cm 15.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 draw:text-style-name="P4" draw:layer="layout" draw:type="line" svg:x1="46.098cm" svg:y1="16.63cm" svg:x2="44.689cm" svg:y2="16.191cm" draw:start-shape="id4" draw:start-glue-point="8" svg:d="M46098 16630l-1409-439" svg:viewBox="0 0 1410 440">
              <text:p/>
            </draw:connector>
            <draw:connector draw:style-name="gr15" draw:text-style-name="P4" draw:layer="layout" draw:type="line" svg:x1="46.098cm" svg:y1="16.63cm" svg:x2="45.84cm" svg:y2="18.108cm" draw:start-shape="id4" draw:start-glue-point="8" svg:d="M46098 16630l-258 1478" svg:viewBox="0 0 259 1479">
              <text:p/>
            </draw:connector>
            <draw:connector draw:style-name="gr15" draw:text-style-name="P4" draw:layer="layout" draw:type="line" svg:x1="46.098cm" svg:y1="16.63cm" svg:x2="43.679cm" svg:y2="17.507cm" draw:start-shape="id4" draw:start-glue-point="8" svg:d="M46098 16630l-2419 877" svg:viewBox="0 0 2420 878">
              <text:p/>
            </draw:connector>
            <draw:connector draw:style-name="gr15" draw:text-style-name="P4" draw:layer="layout" draw:type="line" svg:x1="46.098cm" svg:y1="16.63cm" svg:x2="44.194cm" svg:y2="18.361cm" draw:start-shape="id4" draw:start-glue-point="8" svg:d="M46098 16630l-1904 1731" svg:viewBox="0 0 1905 1732">
              <text:p/>
            </draw:connector>
          </draw:g>
          <draw:g draw:style-name="gr3">
            <draw:custom-shape draw:style-name="gr17" draw:text-style-name="P4" xml:id="id5" draw:id="id5" draw:layer="layout" svg:width="1.277cm" svg:height="1.27cm" draw:transform="skewX (-0.000872664625997159) rotate (-0.315380995835376) translate (34.225cm 11.3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4" draw:layer="layout" draw:type="line" svg:x1="34.833cm" svg:y1="12.762cm" svg:x2="36.187cm" svg:y2="13.365cm" draw:start-shape="id5" draw:start-glue-point="8" svg:d="M34833 12762l1354 603" svg:viewBox="0 0 1355 604">
              <text:p/>
            </draw:connector>
            <draw:connector draw:style-name="gr12" draw:text-style-name="P4" draw:layer="layout" draw:type="line" svg:x1="34.833cm" svg:y1="12.762cm" svg:x2="34.062cm" svg:y2="14.056cm" draw:start-shape="id5" draw:start-glue-point="8" svg:d="M34833 12762l-771 1294" svg:viewBox="0 0 772 1295">
              <text:p/>
            </draw:connector>
            <draw:connector draw:style-name="gr12" draw:text-style-name="P4" draw:layer="layout" draw:type="line" svg:x1="34.833cm" svg:y1="12.762cm" svg:x2="36.085cm" svg:y2="15.018cm" draw:start-shape="id5" draw:start-glue-point="8" svg:d="M34833 12762l1252 2256" svg:viewBox="0 0 1253 2257">
              <text:p/>
            </draw:connector>
            <draw:connector draw:style-name="gr12" draw:text-style-name="P4" draw:layer="layout" draw:type="line" svg:x1="34.833cm" svg:y1="12.762cm" svg:x2="35.139cm" svg:y2="15.324cm" draw:start-shape="id5" draw:start-glue-point="8" svg:d="M34833 12762l306 2562" svg:viewBox="0 0 307 2563">
              <text:p/>
            </draw:connector>
          </draw:g>
          <draw:g draw:style-name="gr3">
            <draw:custom-shape draw:style-name="gr18" draw:text-style-name="P4" xml:id="id6" draw:id="id6" draw:layer="layout" svg:width="1.278cm" svg:height="1.273cm" draw:transform="rotate (-0.646644487863899) translate (31.31cm 12.83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4" draw:layer="layout" draw:type="line" svg:x1="31.822cm" svg:y1="14.237cm" svg:x2="33.477cm" svg:y2="14.366cm" draw:start-shape="id6" draw:start-glue-point="8" svg:d="M31822 14237l1655 129" svg:viewBox="0 0 1656 130">
              <text:p/>
            </draw:connector>
            <draw:connector draw:style-name="gr12" draw:text-style-name="P4" draw:layer="layout" draw:type="line" svg:x1="31.822cm" svg:y1="14.237cm" svg:x2="31.693cm" svg:y2="15.708cm" draw:start-shape="id6" draw:start-glue-point="8" svg:d="M31822 14237l-129 1471" svg:viewBox="0 0 130 1472">
              <text:p/>
            </draw:connector>
            <draw:connector draw:style-name="gr12" draw:text-style-name="P4" draw:layer="layout" draw:type="line" svg:x1="31.822cm" svg:y1="14.237cm" svg:x2="33.918cm" svg:y2="15.96cm" draw:start-shape="id6" draw:start-glue-point="8" svg:d="M31822 14237l2096 1723" svg:viewBox="0 0 2097 1724">
              <text:p/>
            </draw:connector>
            <draw:connector draw:style-name="gr12" draw:text-style-name="P4" draw:layer="layout" draw:type="line" svg:x1="31.822cm" svg:y1="14.237cm" svg:x2="33.125cm" svg:y2="16.561cm" draw:start-shape="id6" draw:start-glue-point="8" svg:d="M31822 14237l1303 2324" svg:viewBox="0 0 1304 2325">
              <text:p/>
            </draw:connector>
          </draw:g>
          <draw:g draw:style-name="gr3">
            <draw:custom-shape draw:style-name="gr19" draw:text-style-name="P4" xml:id="id7" draw:id="id7" draw:layer="layout" svg:width="1.278cm" svg:height="1.278cm" draw:transform="rotate (-1.03009332452705) translate (29.296cm 15.40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0" draw:text-style-name="P8" draw:layer="layout" draw:type="line" svg:x1="29.627cm" svg:y1="16.614cm" svg:x2="31.22cm" svg:y2="16.175cm" draw:start-shape="id7" draw:start-glue-point="8" svg:d="M29627 16614l1593-439" svg:viewBox="0 0 1594 440">
              <text:p/>
            </draw:connector>
            <draw:connector draw:style-name="gr20" draw:text-style-name="P8" draw:layer="layout" draw:type="line" svg:x1="29.627cm" svg:y1="16.614cm" svg:x2="30.07cm" svg:y2="18.092cm" draw:start-shape="id7" draw:start-glue-point="8" svg:d="M29627 16614l443 1478" svg:viewBox="0 0 444 1479">
              <text:p/>
            </draw:connector>
            <draw:connector draw:style-name="gr20" draw:text-style-name="P8" draw:layer="layout" draw:type="line" svg:x1="29.627cm" svg:y1="16.614cm" svg:x2="32.23cm" svg:y2="17.491cm" draw:start-shape="id7" draw:start-glue-point="8" svg:d="M29627 16614l2603 877" svg:viewBox="0 0 2604 878">
              <text:p/>
            </draw:connector>
            <draw:connector draw:style-name="gr20" draw:text-style-name="P8" draw:layer="layout" draw:type="line" svg:x1="29.627cm" svg:y1="16.614cm" svg:x2="31.716cm" svg:y2="18.345cm" draw:start-shape="id7" draw:start-glue-point="8" svg:d="M29627 16614l2089 1731" svg:viewBox="0 0 2090 1732">
              <text:p/>
            </draw:connector>
          </draw:g>
        </draw:g>
      </draw:page>
      <draw:page draw:name="page2" draw:style-name="dp1" draw:master-page-name="Default">
        <draw:custom-shape draw:style-name="gr1" draw:text-style-name="P1" draw:layer="layout" svg:width="45cm" svg:height="22.225cm" svg:x="3cm" svg:y="10cm">
          <text:p/>
          <draw:enhanced-geometry svg:viewBox="0 0 21600 21600" draw:type="rectangle" draw:enhanced-path="M 0 0 L 21600 0 21600 21600 0 21600 0 0 Z N"/>
        </draw:custom-shape>
        <draw:custom-shape draw:style-name="gr2" draw:text-style-name="P2" draw:layer="layout" svg:width="35cm" svg:height="22.225cm" svg:x="13cm" svg:y="10cm">
          <text:p/>
          <draw:enhanced-geometry svg:viewBox="0 0 21600 21600" draw:type="rectangle" draw:enhanced-path="M 0 0 L 21600 0 21600 21600 0 21600 0 0 Z N"/>
        </draw:custom-shape>
        <draw:g draw:style-name="gr3">
          <draw:g draw:style-name="gr3">
            <draw:custom-shape draw:style-name="gr21" draw:text-style-name="P3" draw:layer="layout" svg:width="6.668cm" svg:height="6.465cm" svg:x="37.91cm" svg:y="12.5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olygon draw:style-name="gr5" draw:text-style-name="P4" draw:layer="layout" svg:width="1.804cm" svg:height="2.728cm" svg:x="40.728cm" svg:y="12.88cm" svg:viewBox="0 0 1805 2729" draw:points="572,260 319,408 252,672 0,776 194,875 38,1021 437,1602 457,2148 572,2429 710,2681 980,2729 1429,2021 1740,1807 1496,1594 1788,1632 1622,1408 1805,1243 1400,637 1199,232 776,0">
              <text:p/>
            </draw:polygon>
            <draw:path draw:style-name="gr5" draw:text-style-name="P4" draw:layer="layout" svg:width="1.456cm" svg:height="1.818cm" svg:x="43.099cm" svg:y="16.159cm" svg:viewBox="0 0 1457 1819" svg:d="M400 694l-341 488-59 339 294 107 300-205 26 396c0 0 215-224 315-374 39-68 205-339 310-601 106-262 122-360 161-522s51-322 51-322l-368 227-302 186z">
              <text:p/>
            </draw:path>
            <draw:path draw:style-name="gr5" draw:text-style-name="P4" draw:layer="layout" svg:width="1.058cm" svg:height="2.762cm" svg:x="43.517cm" svg:y="13.918cm" svg:viewBox="0 0 1059 2763" svg:d="M311 828l-66 320 271 311-40 350-271 339 194 118h-57l-342 174 59 323 214-177 281-358 148-80 76 127 68-243 67 137 146-459c0 0-21-290-60-466-66-244-87-351-190-596-104-245-169-334-245-472l-194-176-232 97z">
              <text:p/>
            </draw:path>
            <draw:polygon draw:style-name="gr5" draw:text-style-name="P4" draw:layer="layout" svg:width="2.198cm" svg:height="1.175cm" svg:x="39.458cm" svg:y="17.749cm" svg:viewBox="0 0 2199 1176" draw:points="0,319 176,533 332,680 622,786 662,1038 905,1176 1324,1030 1702,951 2072,778 2199,583 1546,505 1391,378 983,214 662,165 294,0 40,76">
              <text:p/>
            </draw:polygon>
            <draw:polygon draw:style-name="gr5" draw:text-style-name="P4" draw:layer="layout" svg:width="2.788cm" svg:height="4.354cm" svg:x="37.91cm" svg:y="13.692cm" svg:viewBox="0 0 2789 4355" draw:points="34,2577 127,2907 379,3326 565,3666 914,3947 1292,4191 1447,4336 1742,4355 1478,4268 1351,4074 1089,3956 1129,3831 1030,3784 894,3831 738,3714 721,3431 951,3441 1254,3579 1419,3801 1400,3480 1614,3431 1671,3228 1914,3179 2116,3044 2246,3161 2537,3044 2237,2947 2245,2847 1953,2801 2275,2732 2558,2810 2789,2683 2664,2596 2440,2625 2586,2469 2499,2431 2381,2228 2313,2110 2237,2228 2100,2179 1964,1877 1759,1799 1645,2033 1692,2275 1575,2351 1586,2577 1447,2566 1400,2304 1119,2099 952,1858 1081,1632 1341,1507 1662,1372 1730,1138 1593,1128 1400,1332 1447,1051 1410,768 1303,865 1167,1099 964,1061 992,924 1137,846 1225,505 1061,691 1081,439 884,476 855,702 670,476 855,0 535,321 417,526 233,875 111,1254 66,1452 28,1657 1,1919 0,2172 15,2343">
              <text:p/>
            </draw:polygon>
          </draw:g>
          <draw:g draw:style-name="gr3">
            <draw:custom-shape draw:style-name="gr22" draw:text-style-name="P5" draw:layer="layout" svg:width="2.461cm" svg:height="2.461cm" svg:x="40.644cm" svg:y="15.7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style-name="gr3">
              <draw:path draw:style-name="gr7" draw:text-style-name="P4" draw:layer="layout" svg:width="0.879cm" svg:height="1.489cm" svg:x="41.74cm" svg:y="16.231cm" svg:viewBox="0 0 880 1490" svg:d="M668 958v-585l-408 585zM668 1490v-319h-668v-212l668-959h210l2 1490z">
                <text:p/>
              </draw:path>
              <draw:path draw:style-name="gr8" draw:text-style-name="P6" draw:layer="layout" svg:width="1.146cm" svg:height="0.85cm" svg:x="41.129cm" svg:y="16.231cm" svg:viewBox="0 0 1147 851" svg:d="M1 532h319v-213h-319c0 0-2 27 0-106s113-213 213-213 622 0 933 0c-197 284-592 851-592 851h-554z">
                <text:p/>
              </draw:path>
              <draw:custom-shape draw:style-name="gr23" draw:text-style-name="P7" draw:layer="layout" svg:width="0.504cm" svg:height="0.213cm" svg:x="41.13cm" svg:y="17.189cm">
                <text:p/>
                <draw:enhanced-geometry svg:viewBox="0 0 21600 21600" draw:mirror-horizontal="false" draw:mirror-vertical="false" draw:type="rectangle" draw:enhanced-path="M 0 0 L 21600 0 21600 21600 0 21600 0 0 Z N"/>
              </draw:custom-shape>
              <draw:path draw:style-name="gr10" draw:text-style-name="P7" draw:layer="layout" svg:width="1.17cm" svg:height="0.212cm" svg:x="41.129cm" svg:y="17.508cm" svg:viewBox="0 0 1171 213" svg:d="M106 213c0 0-37-5-53-14-16-10-30-23-39-40-9-15-14-34-14-53 0-3 0-106 0-106h1171v213z">
                <text:p/>
              </draw:path>
            </draw:g>
          </draw:g>
          <draw:g draw:style-name="gr3">
            <draw:custom-shape draw:style-name="gr24" draw:text-style-name="P4" xml:id="id8" draw:id="id8" draw:layer="layout" svg:width="0.636cm" svg:height="0.635cm" svg:x="40.92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4" draw:layer="layout" draw:type="line" svg:x1="41.238cm" svg:y1="11.135cm" svg:x2="40.691cm" svg:y2="11.625cm" draw:start-shape="id8" draw:start-glue-point="8" svg:d="M41238 11135l-547 490" svg:viewBox="0 0 548 491">
              <text:p/>
            </draw:connector>
            <draw:connector draw:style-name="gr25" draw:text-style-name="P4" draw:layer="layout" draw:type="line" svg:x1="41.238cm" svg:y1="11.135cm" svg:x2="41.801cm" svg:y2="11.625cm" draw:start-shape="id8" draw:start-glue-point="8" svg:d="M41238 11135l563 490" svg:viewBox="0 0 564 491">
              <text:p/>
            </draw:connector>
            <draw:connector draw:style-name="gr25" draw:text-style-name="P4" draw:layer="layout" draw:type="line" svg:x1="41.238cm" svg:y1="11.135cm" svg:x2="40.992cm" svg:y2="12.389cm" draw:start-shape="id8" draw:start-glue-point="8" svg:d="M41238 11135l-246 1254" svg:viewBox="0 0 247 1255">
              <text:p/>
            </draw:connector>
            <draw:connector draw:style-name="gr25" draw:text-style-name="P4" draw:layer="layout" draw:type="line" svg:x1="41.238cm" svg:y1="11.135cm" svg:x2="41.487cm" svg:y2="12.389cm" draw:start-shape="id8" draw:start-glue-point="8" svg:d="M41238 11135l249 1254" svg:viewBox="0 0 250 1255">
              <text:p/>
            </draw:connector>
          </draw:g>
          <draw:g draw:style-name="gr3">
            <draw:custom-shape draw:style-name="gr24" draw:text-style-name="P4" xml:id="id9" draw:id="id9" draw:layer="layout" svg:width="0.636cm" svg:height="0.636cm" draw:transform="skewX (-0.00314159265358979) rotate (-0.318348055563766) translate (42.688cm 10.6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4" draw:layer="layout" draw:type="line" svg:x1="42.792cm" svg:y1="11.388cm" svg:x2="42.123cm" svg:y2="11.683cm" draw:start-shape="id9" draw:start-glue-point="8" svg:d="M42792 11388l-669 295" svg:viewBox="0 0 670 296">
              <text:p/>
            </draw:connector>
            <draw:connector draw:style-name="gr25" draw:text-style-name="P4" draw:layer="layout" draw:type="line" svg:x1="42.792cm" svg:y1="11.388cm" svg:x2="43.179cm" svg:y2="12.026cm" draw:start-shape="id9" draw:start-glue-point="8" svg:d="M42792 11388l387 638" svg:viewBox="0 0 388 639">
              <text:p/>
            </draw:connector>
            <draw:connector draw:style-name="gr25" draw:text-style-name="P4" draw:layer="layout" draw:type="line" svg:x1="42.792cm" svg:y1="11.388cm" svg:x2="42.173cm" svg:y2="12.503cm" draw:start-shape="id9" draw:start-glue-point="8" svg:d="M42792 11388l-619 1115" svg:viewBox="0 0 620 1116">
              <text:p/>
            </draw:connector>
            <draw:connector draw:style-name="gr25" draw:text-style-name="P4" draw:layer="layout" draw:type="line" svg:x1="42.792cm" svg:y1="11.388cm" svg:x2="42.645cm" svg:y2="12.655cm" draw:start-shape="id9" draw:start-glue-point="8" svg:d="M42792 11388l-147 1267" svg:viewBox="0 0 148 1268">
              <text:p/>
            </draw:connector>
          </draw:g>
          <draw:g draw:style-name="gr3">
            <draw:custom-shape draw:style-name="gr26" draw:text-style-name="P4" xml:id="id10" draw:id="id10" draw:layer="layout" svg:width="0.635cm" svg:height="0.634cm" draw:transform="rotate (-0.646993553714298) translate (44.33cm 11.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7" draw:text-style-name="P4" draw:layer="layout" draw:type="line" svg:x1="44.201cm" svg:y1="12.117cm" svg:x2="43.471cm" svg:y2="12.18cm" draw:start-shape="id10" draw:start-glue-point="8" svg:d="M44201 12117l-730 63" svg:viewBox="0 0 731 64">
              <text:p/>
            </draw:connector>
            <draw:connector draw:style-name="gr27" draw:text-style-name="P4" draw:layer="layout" draw:type="line" svg:x1="44.201cm" svg:y1="12.117cm" svg:x2="44.356cm" svg:y2="12.846cm" draw:start-shape="id10" draw:start-glue-point="8" svg:d="M44201 12117l155 729" svg:viewBox="0 0 156 730">
              <text:p/>
            </draw:connector>
            <draw:connector draw:style-name="gr27" draw:text-style-name="P4" draw:layer="layout" draw:type="line" svg:x1="44.201cm" svg:y1="12.117cm" svg:x2="43.251cm" svg:y2="12.971cm" draw:start-shape="id10" draw:start-glue-point="8" svg:d="M44201 12117l-950 854" svg:viewBox="0 0 951 855">
              <text:p/>
            </draw:connector>
            <draw:connector draw:style-name="gr27" draw:text-style-name="P4" draw:layer="layout" draw:type="line" svg:x1="44.201cm" svg:y1="12.117cm" svg:x2="43.643cm" svg:y2="13.27cm" draw:start-shape="id10" draw:start-glue-point="8" svg:d="M44201 12117l-558 1153" svg:viewBox="0 0 559 1154">
              <text:p/>
            </draw:connector>
          </draw:g>
          <draw:g draw:style-name="gr3">
            <draw:custom-shape draw:style-name="gr24" draw:text-style-name="P4" xml:id="id11" draw:id="id11" draw:layer="layout" svg:width="0.635cm" svg:height="0.636cm" draw:transform="skewX (0.00157079632679487) rotate (-1.02956972575146) translate (45.672cm 12.6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 draw:text-style-name="P4" draw:layer="layout" draw:type="line" svg:x1="45.289cm" svg:y1="13.296cm" svg:x2="44.591cm" svg:y2="13.079cm" draw:start-shape="id11" draw:start-glue-point="8" svg:d="M45289 13296l-698-217" svg:viewBox="0 0 699 218">
              <text:p/>
            </draw:connector>
            <draw:connector draw:style-name="gr28" draw:text-style-name="P4" draw:layer="layout" draw:type="line" svg:x1="45.289cm" svg:y1="13.296cm" svg:x2="45.163cm" svg:y2="14.03cm" draw:start-shape="id11" draw:start-glue-point="8" svg:d="M45289 13296l-126 734" svg:viewBox="0 0 127 735">
              <text:p/>
            </draw:connector>
            <draw:connector draw:style-name="gr28" draw:text-style-name="P4" draw:layer="layout" draw:type="line" svg:x1="45.289cm" svg:y1="13.296cm" svg:x2="44.089cm" svg:y2="13.732cm" draw:start-shape="id11" draw:start-glue-point="8" svg:d="M45289 13296l-1200 436" svg:viewBox="0 0 1201 437">
              <text:p/>
            </draw:connector>
            <draw:connector draw:style-name="gr28" draw:text-style-name="P4" draw:layer="layout" draw:type="line" svg:x1="45.289cm" svg:y1="13.296cm" svg:x2="44.345cm" svg:y2="14.156cm" draw:start-shape="id11" draw:start-glue-point="8" svg:d="M45289 13296l-944 860" svg:viewBox="0 0 945 861">
              <text:p/>
            </draw:connector>
          </draw:g>
          <draw:g draw:style-name="gr3">
            <draw:custom-shape draw:style-name="gr24" draw:text-style-name="P4" xml:id="id12" draw:id="id12" draw:layer="layout" svg:width="0.633cm" svg:height="0.632cm" draw:transform="rotate (-0.313286600732983) translate (39.393cm 10.6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4" draw:layer="layout" draw:type="line" svg:x1="39.696cm" svg:y1="11.377cm" svg:x2="40.367cm" svg:y2="11.674cm" draw:start-shape="id12" draw:start-glue-point="8" svg:d="M39696 11377l671 297" svg:viewBox="0 0 672 298">
              <text:p/>
            </draw:connector>
            <draw:connector draw:style-name="gr25" draw:text-style-name="P4" draw:layer="layout" draw:type="line" svg:x1="39.696cm" svg:y1="11.377cm" svg:x2="39.312cm" svg:y2="12.019cm" draw:start-shape="id12" draw:start-glue-point="8" svg:d="M39696 11377l-384 642" svg:viewBox="0 0 385 643">
              <text:p/>
            </draw:connector>
            <draw:connector draw:style-name="gr25" draw:text-style-name="P4" draw:layer="layout" draw:type="line" svg:x1="39.696cm" svg:y1="11.377cm" svg:x2="40.318cm" svg:y2="12.497cm" draw:start-shape="id12" draw:start-glue-point="8" svg:d="M39696 11377l622 1120" svg:viewBox="0 0 623 1121">
              <text:p/>
            </draw:connector>
            <draw:connector draw:style-name="gr25" draw:text-style-name="P4" draw:layer="layout" draw:type="line" svg:x1="39.696cm" svg:y1="11.377cm" svg:x2="39.848cm" svg:y2="12.647cm" draw:start-shape="id12" draw:start-glue-point="8" svg:d="M39696 11377l152 1270" svg:viewBox="0 0 153 1271">
              <text:p/>
            </draw:connector>
          </draw:g>
          <draw:g draw:style-name="gr3">
            <draw:custom-shape draw:style-name="gr24" draw:text-style-name="P4" xml:id="id13" draw:id="id13" draw:layer="layout" svg:width="0.635cm" svg:height="0.631cm" draw:transform="rotate (-0.645771823237902) translate (37.944cm 11.41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4" draw:layer="layout" draw:type="line" svg:x1="38.199cm" svg:y1="12.107cm" svg:x2="39.02cm" svg:y2="12.172cm" draw:start-shape="id13" draw:start-glue-point="8" svg:d="M38199 12107l821 65" svg:viewBox="0 0 822 66">
              <text:p/>
            </draw:connector>
            <draw:connector draw:style-name="gr25" draw:text-style-name="P4" draw:layer="layout" draw:type="line" svg:x1="38.199cm" svg:y1="12.107cm" svg:x2="38.136cm" svg:y2="12.839cm" draw:start-shape="id13" draw:start-glue-point="8" svg:d="M38199 12107l-63 732" svg:viewBox="0 0 64 733">
              <text:p/>
            </draw:connector>
            <draw:connector draw:style-name="gr25" draw:text-style-name="P4" draw:layer="layout" draw:type="line" svg:x1="38.199cm" svg:y1="12.107cm" svg:x2="39.241cm" svg:y2="12.964cm" draw:start-shape="id13" draw:start-glue-point="8" svg:d="M38199 12107l1042 857" svg:viewBox="0 0 1043 858">
              <text:p/>
            </draw:connector>
            <draw:connector draw:style-name="gr25" draw:text-style-name="P4" draw:layer="layout" draw:type="line" svg:x1="38.199cm" svg:y1="12.107cm" svg:x2="38.847cm" svg:y2="13.262cm" draw:start-shape="id13" draw:start-glue-point="8" svg:d="M38199 12107l648 1155" svg:viewBox="0 0 649 1156">
              <text:p/>
            </draw:connector>
          </draw:g>
          <draw:g draw:style-name="gr3">
            <draw:custom-shape draw:style-name="gr24" draw:text-style-name="P4" xml:id="id14" draw:id="id14" draw:layer="layout" svg:width="0.635cm" svg:height="0.636cm" draw:transform="rotate (-1.02956972575146) translate (36.945cm 12.6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9" draw:text-style-name="P8" draw:layer="layout" draw:type="line" svg:x1="37.11cm" svg:y1="13.29cm" svg:x2="37.9cm" svg:y2="13.072cm" draw:start-shape="id14" draw:start-glue-point="8" svg:d="M37110 13290l790-218" svg:viewBox="0 0 791 219">
              <text:p/>
            </draw:connector>
            <draw:connector draw:style-name="gr29" draw:text-style-name="P8" draw:layer="layout" draw:type="line" svg:x1="37.11cm" svg:y1="13.29cm" svg:x2="37.328cm" svg:y2="14.023cm" draw:start-shape="id14" draw:start-glue-point="8" svg:d="M37110 13290l218 733" svg:viewBox="0 0 219 734">
              <text:p/>
            </draw:connector>
            <draw:connector draw:style-name="gr29" draw:text-style-name="P8" draw:layer="layout" draw:type="line" svg:x1="37.11cm" svg:y1="13.29cm" svg:x2="38.403cm" svg:y2="13.724cm" draw:start-shape="id14" draw:start-glue-point="8" svg:d="M37110 13290l1293 434" svg:viewBox="0 0 1294 435">
              <text:p/>
            </draw:connector>
            <draw:connector draw:style-name="gr29" draw:text-style-name="P8" draw:layer="layout" draw:type="line" svg:x1="37.11cm" svg:y1="13.29cm" svg:x2="38.147cm" svg:y2="14.148cm" draw:start-shape="id14" draw:start-glue-point="8" svg:d="M37110 13290l1037 858" svg:viewBox="0 0 1038 859">
              <text:p/>
            </draw:connector>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4" draw:display-name="Gradient 24" draw:style="linear" draw:start-color="#ffffff" draw:end-color="#99a6c3" draw:start-intensity="100%" draw:end-intensity="100%" draw:angle="37deg" draw:border="0%">
      <loext:gradient-stop svg:offset="0" loext:color-type="rgb" loext:color-value="#ffffff"/>
      <loext:gradient-stop svg:offset="1" loext:color-type="rgb" loext:color-value="#99a6c3"/>
    </draw:gradient>
    <draw:gradient draw:name="Gradient_20_27" draw:display-name="Gradient 27" draw:style="linear" draw:start-color="#012269" draw:end-color="#99a6c3" draw:start-intensity="100%" draw:end-intensity="100%" draw:angle="90deg" draw:border="0%">
      <loext:gradient-stop svg:offset="0" loext:color-type="rgb" loext:color-value="#012269"/>
      <loext:gradient-stop svg:offset="1" loext:color-type="rgb" loext:color-value="#99a6c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3:52:05.003590724</meta:creation-date>
    <dc:date>2024-03-03T21:57:10.089594606</dc:date>
    <meta:editing-duration>PT5M42S</meta:editing-duration>
    <meta:editing-cycles>3</meta:editing-cycles>
    <meta:generator>LibreOffice/24.2.0.3$Linux_X86_64 LibreOffice_project/420$Build-3</meta:generator>
    <meta:document-statistic meta:object-count="118"/>
  </office:meta>
</office:document-meta>
</file>